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539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ext-properties style:text-position=""/>
    </style:style>
    <style:style style:name="ce2" style:family="table-cell" style:parent-style-name="Default" style:data-style-name="N121">
      <style:text-properties fo:color="#004586"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use-window-font-color="true" style:text-position=""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0.99pt solid #000000" fo:border-top="0.99pt solid #000000"/>
      <style:text-properties style:text-position=""/>
    </style:style>
    <style:style style:name="ce4" style:family="table-cell" style:parent-style-name="Default" style:data-style-name="N121">
      <style:table-cell-properties fo:border-bottom="none" fo:border-left="0.99pt solid #000000" fo:border-right="none" fo:border-top="0.99pt solid #000000"/>
      <style:text-properties style:text-position=""/>
    </style:style>
    <style:style style:name="ce5" style:family="table-cell" style:parent-style-name="Default" style:data-style-name="N121">
      <style:table-cell-properties fo:border-bottom="0.99pt solid #000000" fo:border-left="0.99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99pt solid #000000" fo:border-left="0.99pt solid #000000" fo:border-right="none" fo:border-top="none"/>
      <style:text-properties style:text-position=""/>
    </style:style>
    <style:style style:name="ce7" style:family="table-cell" style:parent-style-name="Default" style:data-style-name="N121">
      <style:table-cell-properties fo:border-bottom="none" fo:border-left="none" fo:border-right="0.99pt solid #000000" fo:border-top="0.99pt solid #000000"/>
      <style:text-properties style:text-position=""/>
    </style:style>
    <style:style style:name="ce8" style:family="table-cell" style:parent-style-name="Default" style:data-style-name="N121">
      <style:table-cell-properties fo:border-bottom="0.99pt solid #000000" fo:border-left="none" fo:border-right="0.99pt solid #000000" fo:border-top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  <style:text-properties style:text-position=""/>
    </style:style>
    <style:style style:name="ce11" style:family="table-cell" style:parent-style-name="Default" style:data-style-name="N122">
      <style:text-properties style:text-position=""/>
    </style:style>
    <style:style style:name="ce13" style:family="table-cell" style:parent-style-name="Default">
      <style:text-properties fo:color="#0066cc"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order-left="1.5pt solid #000000" fo:border-right="none" fo:border-top="1.5pt solid #000000"/>
    </style:style>
    <style:style style:name="ce15" style:family="table-cell" style:parent-style-name="Default" style:data-style-name="N121">
      <style:table-cell-properties fo:border-bottom="none" fo:border-left="1.5pt solid #000000" fo:border-right="none" fo:border-top="none"/>
    </style:style>
    <style:style style:name="ce16" style:family="table-cell" style:parent-style-name="Default">
      <style:table-cell-properties fo:border-bottom="none" fo:border-left="1.5pt solid #000000" fo:border-right="none" fo:border-top="none"/>
    </style:style>
    <style:style style:name="ce17" style:family="table-cell" style:parent-style-name="Default" style:data-style-name="N2">
      <style:table-cell-properties fo:border-bottom="none" fo:border-left="1.5pt solid #000000" fo:border-right="none" fo:border-top="1.5pt solid #000000"/>
      <style:text-properties fo:color="#0066cc"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1.5pt solid #000000" fo:border-left="1.5pt solid #000000" fo:border-right="none" fo:border-top="none"/>
      <style:text-properties fo:color="#0066cc"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fo:border-left="none" fo:border-right="none" fo:border-top="1.5pt solid #000000"/>
    </style:style>
    <style:style style:name="ce20" style:family="table-cell" style:parent-style-name="Default" style:data-style-name="N121"/>
    <style:style style:name="ce21" style:family="table-cell" style:parent-style-name="Default">
      <style:table-cell-properties fo:border="none"/>
    </style:style>
    <style:style style:name="ce22" style:family="table-cell" style:parent-style-name="Default" style:data-style-name="N2">
      <style:table-cell-properties fo:border-bottom="none" fo:border-left="none" fo:border-right="none" fo:border-top="1.5pt solid #000000"/>
    </style:style>
    <style:style style:name="ce23" style:family="table-cell" style:parent-style-name="Default" style:data-style-name="N2">
      <style:table-cell-properties fo:border-bottom="1.5pt solid #000000" fo:border-left="none" fo:border-right="none" fo:border-top="none"/>
    </style:style>
    <style:style style:name="ce24" style:family="table-cell" style:parent-style-name="Default" style:data-style-name="N2">
      <style:table-cell-properties fo:border-bottom="none" fo:border-left="none" fo:border-right="none" fo:border-top="1.5pt solid #000000"/>
      <style:text-properties fo:color="#0066cc"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1.5pt solid #000000" fo:border-left="none" fo:border-right="none" fo:border-top="none"/>
      <style:text-properties fo:color="#0066cc" fo:font-weight="bold" style:font-weight-asian="bold" style:font-weight-complex="bold"/>
    </style:style>
    <style:style style:name="ce26" style:family="table-cell" style:parent-style-name="Default">
      <style:text-properties fo:color="#ff3333"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fo:border-left="none" fo:border-right="none" fo:border-top="1.5pt solid #000000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1">
      <style:table-cell-properties fo:border-bottom="none" fo:border-left="none" fo:border-right="1.5pt solid #000000" fo:border-top="1.5pt solid #000000"/>
    </style:style>
    <style:style style:name="ce29" style:family="table-cell" style:parent-style-name="Default" style:data-style-name="N121">
      <style:table-cell-properties fo:border-bottom="none" fo:border-left="none" fo:border-right="1.5pt solid #000000" fo:border-top="none"/>
    </style:style>
    <style:style style:name="ce30" style:family="table-cell" style:parent-style-name="Default">
      <style:table-cell-properties fo:border-bottom="none" fo:border-left="none" fo:border-right="1.5pt solid #000000" fo:border-top="none"/>
    </style:style>
    <style:style style:name="ce31" style:family="table-cell" style:parent-style-name="Default" style:data-style-name="N2">
      <style:table-cell-properties fo:border-bottom="none" fo:border-left="1.5pt solid #000000" fo:border-right="none" fo:border-top="1.5pt solid #000000"/>
      <style:text-properties fo:color="#ff3333"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1.5pt solid #000000" fo:border-left="1.5pt solid #000000" fo:border-right="none" fo:border-top="none"/>
      <style:text-properties fo:color="#ff3333" fo:font-weight="bold" style:font-weight-asian="bold" style:font-weight-complex="bold"/>
    </style:style>
    <style:style style:name="ce33" style:family="table-cell" style:parent-style-name="Default" style:data-style-name="N121">
      <style:table-cell-properties fo:border-bottom="none" fo:border-left="none" fo:border-right="none" fo:border-top="1.5pt solid #000000"/>
      <style:text-properties fo:font-style="italic" style:font-style-asian="italic" style:font-style-complex="italic"/>
    </style:style>
    <style:style style:name="ce34" style:family="table-cell" style:parent-style-name="Default" style:data-style-name="N121"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6" style:family="table-cell" style:parent-style-name="Default" style:data-style-name="N2">
      <style:table-cell-properties fo:border-bottom="none" fo:border-left="none" fo:border-right="none" fo:border-top="1.5pt solid #000000"/>
      <style:text-properties fo:color="#0066cc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2">
      <style:table-cell-properties fo:border-bottom="1.5pt solid #000000" fo:border-left="none" fo:border-right="none" fo:border-top="none"/>
      <style:text-properties fo:color="#ff3333"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fo:border-left="none" fo:border-right="1.5pt solid #000000" fo:border-top="1.5pt solid #000000"/>
    </style:style>
    <style:style style:name="ce39" style:family="table-cell" style:parent-style-name="Default" style:data-style-name="N2">
      <style:table-cell-properties fo:border-bottom="1.5pt solid #000000" fo:border-left="none" fo:border-right="1.5pt solid #000000" fo:border-top="none"/>
    </style:style>
    <style:style style:name="ce40" style:family="table-cell" style:parent-style-name="Default" style:data-style-name="N121"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21">
      <style:text-properties fo:color="#004586"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none" fo:border-left="0.99pt solid #000000" fo:border-right="none" fo:border-top="0.99pt solid #000000"/>
    </style:style>
    <style:style style:name="ce43" style:family="table-cell" style:parent-style-name="Default" style:data-style-name="N121">
      <style:table-cell-properties fo:border-bottom="0.99pt solid #000000" fo:border-left="0.99pt solid #000000" fo:border-right="none" fo:border-top="none"/>
    </style:style>
    <style:style style:name="ce44" style:family="table-cell" style:parent-style-name="Default">
      <style:table-cell-properties fo:border-bottom="0.99pt solid #000000" fo:border-left="0.99pt solid #000000" fo:border-right="none" fo:border-top="none"/>
    </style:style>
    <style:style style:name="ce45" style:family="table-cell" style:parent-style-name="Default" style:data-style-name="N121">
      <style:table-cell-properties fo:border-bottom="none" fo:border-left="none" fo:border-right="0.99pt solid #000000" fo:border-top="0.99pt solid #000000"/>
    </style:style>
    <style:style style:name="ce46" style:family="table-cell" style:parent-style-name="Default" style:data-style-name="N121">
      <style:table-cell-properties fo:border-bottom="0.99pt solid #000000" fo:border-left="none" fo:border-right="0.99pt solid #000000" fo:border-top="none"/>
    </style:style>
    <style:style style:name="ce47" style:family="table-cell" style:parent-style-name="Default">
      <style:table-cell-properties fo:border-bottom="0.99pt solid #000000" fo:border-left="none" fo:border-right="0.99pt solid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22"/>
  </office:automatic-styles>
  <office:body>
    <office:spreadsheet>
      <table:table table:name="RMS" table:style-name="ta1"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3" office:value-type="string" calcext:value-type="string">
            <text:p>eS1P1</text:p>
          </table:table-cell>
          <table:table-cell office:value-type="string" calcext:value-type="string">
            <text:p>eS1P2</text:p>
          </table:table-cell>
          <table:table-cell table:style-name="ce13" office:value-type="string" calcext:value-type="string">
            <text:p>eS2P1</text:p>
          </table:table-cell>
          <table:table-cell table:style-name="ce13" office:value-type="string" calcext:value-type="string">
            <text:p>eS2P2</text:p>
          </table:table-cell>
          <table:table-cell table:style-name="ce26" office:value-type="string" calcext:value-type="string">
            <text:p>dS1P2</text:p>
          </table:table-cell>
          <table:table-cell table:style-name="ce13" office:value-type="string" calcext:value-type="string">
            <text:p>dS2P2</text:p>
          </table:table-cell>
          <table:table-cell table:style-name="ce26" office:value-type="string" calcext:value-type="string">
            <text:p>fS1P0</text:p>
          </table:table-cell>
          <table:table-cell office:value-type="string" calcext:value-type="string">
            <text:p>fS1P1</text:p>
          </table:table-cell>
          <table:table-cell office:value-type="string" calcext:value-type="string">
            <text:p>fS1P2</text:p>
          </table:table-cell>
          <table:table-cell table:style-name="ce26" office:value-type="string" calcext:value-type="string">
            <text:p>S2P0</text:p>
          </table:table-cell>
          <table:table-cell office:value-type="string" calcext:value-type="string">
            <text:p>fS2P1</text:p>
          </table:table-cell>
          <table:table-cell office:value-type="string" calcext:value-type="string">
            <text:p>fS2P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637" calcext:value-type="float">
            <text:p>0.063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088" calcext:value-type="float">
            <text:p>0.108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1144" calcext:value-type="float">
            <text:p>0.114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283" calcext:value-type="float">
            <text:p>0.128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5" calcext:value-type="float">
            <text:p>0.15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222" calcext:value-type="float">
            <text:p>0.122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284" calcext:value-type="float">
            <text:p>0.28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534" calcext:value-type="float">
            <text:p>0.153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997" calcext:value-type="float">
            <text:p>0.099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234" calcext:value-type="float">
            <text:p>0.234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1" calcext:value-type="float">
            <text:p>0.011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52" calcext:value-type="float">
            <text:p>0.115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758" calcext:value-type="float">
            <text:p>0.075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4" calcext:value-type="float">
            <text:p>0.04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1" calcext:value-type="float">
            <text:p>0.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317" calcext:value-type="float">
            <text:p>0.31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418" calcext:value-type="float">
            <text:p>0.141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21" calcext:value-type="float">
            <text:p>0.021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497" calcext:value-type="float">
            <text:p>0.149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5" calcext:value-type="float">
            <text:p>0.15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94" calcext:value-type="float">
            <text:p>0.129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237" calcext:value-type="float">
            <text:p>0.237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247" calcext:value-type="float">
            <text:p>0.247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3221" calcext:value-type="float">
            <text:p>0.322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3" calcext:value-type="float">
            <text:p>0.03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17" calcext:value-type="float">
            <text:p>0.017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165" calcext:value-type="float">
            <text:p>0.216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1028" calcext:value-type="float">
            <text:p>0.102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1" calcext:value-type="float">
            <text:p>0.1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28" calcext:value-type="float">
            <text:p>0.2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958" calcext:value-type="float">
            <text:p>0.095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489" calcext:value-type="float">
            <text:p>0.148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1008" calcext:value-type="float">
            <text:p>0.100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903" calcext:value-type="float">
            <text:p>0.090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1" calcext:value-type="float">
            <text:p>0.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11" calcext:value-type="float">
            <text:p>0.11</text:p>
          </table:table-cell>
          <table:table-cell office:value-type="float" office:value="0.1502" calcext:value-type="float">
            <text:p>0.150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1" calcext:value-type="float">
            <text:p>0.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246" calcext:value-type="float">
            <text:p>0.246</text:p>
          </table:table-cell>
          <table:table-cell office:value-type="float" office:value="0.11" calcext:value-type="float">
            <text:p>0.11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292" calcext:value-type="float">
            <text:p>0.129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0759" calcext:value-type="float">
            <text:p>0.075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964" calcext:value-type="float">
            <text:p>0.096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" calcext:value-type="float">
            <text:p>0.06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6" calcext:value-type="float">
            <text:p>0.06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259" calcext:value-type="float">
            <text:p>0.259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883" calcext:value-type="float">
            <text:p>0.088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018" calcext:value-type="float">
            <text:p>0.101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76" calcext:value-type="float">
            <text:p>0.067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258" calcext:value-type="float">
            <text:p>0.125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5" calcext:value-type="float">
            <text:p>0.085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283" calcext:value-type="float">
            <text:p>0.128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2257" calcext:value-type="float">
            <text:p>0.225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214" calcext:value-type="float">
            <text:p>0.214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008" calcext:value-type="float">
            <text:p>0.100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827" calcext:value-type="float">
            <text:p>0.182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258" calcext:value-type="float">
            <text:p>0.258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01" calcext:value-type="float">
            <text:p>0.01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243" calcext:value-type="float">
            <text:p>0.124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256" calcext:value-type="float">
            <text:p>0.256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306" calcext:value-type="float">
            <text:p>0.130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238" calcext:value-type="float">
            <text:p>0.123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211" calcext:value-type="float">
            <text:p>0.211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019" calcext:value-type="float">
            <text:p>0.2019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616" calcext:value-type="float">
            <text:p>0.161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7" calcext:value-type="float">
            <text:p>0.06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481" calcext:value-type="float">
            <text:p>0.148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244" calcext:value-type="float">
            <text:p>0.1244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44" calcext:value-type="float">
            <text:p>0.14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336" calcext:value-type="float">
            <text:p>0.1336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2068" calcext:value-type="float">
            <text:p>0.20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table:style-name="ce14" table:formula="of:=AVERAGE([.B2:.B101])" office:value-type="float" office:value="0.078248" calcext:value-type="float">
            <text:p>0.0782</text:p>
          </table:table-cell>
          <table:table-cell table:style-name="ce19" table:formula="of:=AVERAGE([.C2:.C101])" office:value-type="float" office:value="0.11825" calcext:value-type="float">
            <text:p>0.1183</text:p>
          </table:table-cell>
          <table:table-cell table:style-name="ce19" table:formula="of:=AVERAGE([.D2:.D101])" office:value-type="float" office:value="0.089251" calcext:value-type="float">
            <text:p>0.0893</text:p>
          </table:table-cell>
          <table:table-cell table:style-name="ce19" table:formula="of:=AVERAGE([.E2:.E101])" office:value-type="float" office:value="0.06086" calcext:value-type="float">
            <text:p>0.0609</text:p>
          </table:table-cell>
          <table:table-cell table:style-name="ce19" table:formula="of:=AVERAGE([.F2:.F101])" office:value-type="float" office:value="0.161819" calcext:value-type="float">
            <text:p>0.1618</text:p>
          </table:table-cell>
          <table:table-cell table:style-name="ce28" table:formula="of:=AVERAGE([.G2:.G101])" office:value-type="float" office:value="0.06416" calcext:value-type="float">
            <text:p>0.0642</text:p>
          </table:table-cell>
          <table:table-cell table:style-name="ce14" table:formula="of:=AVERAGE([.H2:.H101])" office:value-type="float" office:value="0.292731" calcext:value-type="float">
            <text:p>0.2927</text:p>
          </table:table-cell>
          <table:table-cell table:style-name="ce33" table:formula="of:=AVERAGE([.I2:.I101])" office:value-type="float" office:value="0.078248" calcext:value-type="float">
            <text:p>0.0782</text:p>
          </table:table-cell>
          <table:table-cell table:style-name="ce19" table:formula="of:=AVERAGE([.J2:.J101])" office:value-type="float" office:value="0.142127" calcext:value-type="float">
            <text:p>0.1421</text:p>
          </table:table-cell>
          <table:table-cell table:style-name="ce19" table:formula="of:=AVERAGE([.K2:.K101])" office:value-type="float" office:value="0.28947" calcext:value-type="float">
            <text:p>0.2895</text:p>
          </table:table-cell>
          <table:table-cell table:style-name="ce33" table:formula="of:=AVERAGE([.L2:.L101])" office:value-type="float" office:value="0.089251" calcext:value-type="float">
            <text:p>0.0893</text:p>
          </table:table-cell>
          <table:table-cell table:style-name="ce28" table:formula="of:=AVERAGE([.M2:.M101])" office:value-type="float" office:value="0.112996" calcext:value-type="float">
            <text:p>0.1130</text:p>
          </table:table-cell>
        </table:table-row>
        <table:table-row table:style-name="ro1">
          <table:table-cell office:value-type="string" calcext:value-type="string">
            <text:p>stdv</text:p>
          </table:table-cell>
          <table:table-cell table:style-name="ce15" table:formula="of:=STDEV([.B2:.B101])" office:value-type="float" office:value="0.0268492479814932" calcext:value-type="float">
            <text:p>0.0268</text:p>
          </table:table-cell>
          <table:table-cell table:style-name="ce20" table:formula="of:=STDEV([.C2:.C101])" office:value-type="float" office:value="0.0554355873373264" calcext:value-type="float">
            <text:p>0.0554</text:p>
          </table:table-cell>
          <table:table-cell table:style-name="ce20" table:formula="of:=STDEV([.D2:.D101])" office:value-type="float" office:value="0.0445565546765733" calcext:value-type="float">
            <text:p>0.0446</text:p>
          </table:table-cell>
          <table:table-cell table:style-name="ce20" table:formula="of:=STDEV([.E2:.E101])" office:value-type="float" office:value="0.0408633643433155" calcext:value-type="float">
            <text:p>0.0409</text:p>
          </table:table-cell>
          <table:table-cell table:style-name="ce20" table:formula="of:=STDEV([.F2:.F101])" office:value-type="float" office:value="0.0494628698514289" calcext:value-type="float">
            <text:p>0.0495</text:p>
          </table:table-cell>
          <table:table-cell table:style-name="ce29" table:formula="of:=STDEV([.G2:.G101])" office:value-type="float" office:value="0.0487520173112784" calcext:value-type="float">
            <text:p>0.0488</text:p>
          </table:table-cell>
          <table:table-cell table:style-name="ce15" table:formula="of:=STDEV([.H2:.H101])" office:value-type="float" office:value="0.0448664678616875" calcext:value-type="float">
            <text:p>0.0449</text:p>
          </table:table-cell>
          <table:table-cell table:style-name="ce34" table:formula="of:=STDEV([.I2:.I101])" office:value-type="float" office:value="0.0268492479814932" calcext:value-type="float">
            <text:p>0.0268</text:p>
          </table:table-cell>
          <table:table-cell table:style-name="ce20" table:formula="of:=STDEV([.J2:.J101])" office:value-type="float" office:value="0.038703331245449" calcext:value-type="float">
            <text:p>0.0387</text:p>
          </table:table-cell>
          <table:table-cell table:style-name="ce20" table:formula="of:=STDEV([.K2:.K101])" office:value-type="float" office:value="0.0356435849980772" calcext:value-type="float">
            <text:p>0.0356</text:p>
          </table:table-cell>
          <table:table-cell table:style-name="ce34" table:formula="of:=STDEV([.L2:.L101])" office:value-type="float" office:value="0.0445565546765733" calcext:value-type="float">
            <text:p>0.0446</text:p>
          </table:table-cell>
          <table:table-cell table:style-name="ce29" table:formula="of:=STDEV([.M2:.M101])" office:value-type="float" office:value="0.0374420870522502" calcext:value-type="float">
            <text:p>0.03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6" table:formula="of:=MIN([.B2:.B101])" office:value-type="float" office:value="0.0333" calcext:value-type="float">
            <text:p>0.0333</text:p>
          </table:table-cell>
          <table:table-cell table:style-name="ce21" table:formula="of:=MIN([.C2:.C101])" office:value-type="float" office:value="0.0345" calcext:value-type="float">
            <text:p>0.0345</text:p>
          </table:table-cell>
          <table:table-cell table:style-name="ce21" table:formula="of:=MIN([.D2:.D101])" office:value-type="float" office:value="0.0044" calcext:value-type="float">
            <text:p>0.0044</text:p>
          </table:table-cell>
          <table:table-cell table:style-name="ce21" table:formula="of:=MIN([.E2:.E101])" office:value-type="float" office:value="0.0003" calcext:value-type="float">
            <text:p>0.0003</text:p>
          </table:table-cell>
          <table:table-cell table:style-name="ce21" table:formula="of:=MIN([.F2:.F101])" office:value-type="float" office:value="0.0615" calcext:value-type="float">
            <text:p>0.0615</text:p>
          </table:table-cell>
          <table:table-cell table:style-name="ce30" table:formula="of:=MIN([.G2:.G101])" office:value-type="float" office:value="0.0001" calcext:value-type="float">
            <text:p>0.0001</text:p>
          </table:table-cell>
          <table:table-cell table:style-name="ce16" table:formula="of:=MIN([.H2:.H101])" office:value-type="float" office:value="0.2196" calcext:value-type="float">
            <text:p>0.2196</text:p>
          </table:table-cell>
          <table:table-cell table:style-name="ce35" table:formula="of:=MIN([.I2:.I101])" office:value-type="float" office:value="0.0333" calcext:value-type="float">
            <text:p>0.0333</text:p>
          </table:table-cell>
          <table:table-cell table:style-name="ce21" table:formula="of:=MIN([.J2:.J101])" office:value-type="float" office:value="0.0666" calcext:value-type="float">
            <text:p>0.0666</text:p>
          </table:table-cell>
          <table:table-cell table:style-name="ce21" table:formula="of:=MIN([.K2:.K101])" office:value-type="float" office:value="0.2227" calcext:value-type="float">
            <text:p>0.2227</text:p>
          </table:table-cell>
          <table:table-cell table:style-name="ce35" table:formula="of:=MIN([.L2:.L101])" office:value-type="float" office:value="0.0044" calcext:value-type="float">
            <text:p>0.0044</text:p>
          </table:table-cell>
          <table:table-cell table:style-name="ce30" table:formula="of:=MIN([.M2:.M101])"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6" table:formula="of:=MAX([.B2:.B101])" office:value-type="float" office:value="0.1499" calcext:value-type="float">
            <text:p>0.1499</text:p>
          </table:table-cell>
          <table:table-cell table:style-name="ce21" table:formula="of:=MAX([.C2:.C101])" office:value-type="float" office:value="0.252" calcext:value-type="float">
            <text:p>0.252</text:p>
          </table:table-cell>
          <table:table-cell table:style-name="ce21" table:formula="of:=MAX([.D2:.D101])" office:value-type="float" office:value="0.1645" calcext:value-type="float">
            <text:p>0.1645</text:p>
          </table:table-cell>
          <table:table-cell table:style-name="ce21" table:formula="of:=MAX([.E2:.E101])" office:value-type="float" office:value="0.1528" calcext:value-type="float">
            <text:p>0.1528</text:p>
          </table:table-cell>
          <table:table-cell table:style-name="ce21" table:formula="of:=MAX([.F2:.F101])" office:value-type="float" office:value="0.2657" calcext:value-type="float">
            <text:p>0.2657</text:p>
          </table:table-cell>
          <table:table-cell table:style-name="ce30" table:formula="of:=MAX([.G2:.G101])" office:value-type="float" office:value="0.1622" calcext:value-type="float">
            <text:p>0.1622</text:p>
          </table:table-cell>
          <table:table-cell table:style-name="ce16" table:formula="of:=MAX([.H2:.H101])" office:value-type="float" office:value="0.4209" calcext:value-type="float">
            <text:p>0.4209</text:p>
          </table:table-cell>
          <table:table-cell table:style-name="ce35" table:formula="of:=MAX([.I2:.I101])" office:value-type="float" office:value="0.1499" calcext:value-type="float">
            <text:p>0.1499</text:p>
          </table:table-cell>
          <table:table-cell table:style-name="ce21" table:formula="of:=MAX([.J2:.J101])" office:value-type="float" office:value="0.2373" calcext:value-type="float">
            <text:p>0.2373</text:p>
          </table:table-cell>
          <table:table-cell table:style-name="ce21" table:formula="of:=MAX([.K2:.K101])" office:value-type="float" office:value="0.3846" calcext:value-type="float">
            <text:p>0.3846</text:p>
          </table:table-cell>
          <table:table-cell table:style-name="ce35" table:formula="of:=MAX([.L2:.L101])" office:value-type="float" office:value="0.1645" calcext:value-type="float">
            <text:p>0.1645</text:p>
          </table:table-cell>
          <table:table-cell table:style-name="ce30" table:formula="of:=MAX([.M2:.M101])" office:value-type="float" office:value="0.2257" calcext:value-type="float">
            <text:p>0.2257</text:p>
          </table:table-cell>
        </table:table-row>
        <table:table-row table:style-name="ro1">
          <table:table-cell/>
          <table:table-cell table:style-name="ce17" table:formula="of:=([.B103]-[.$E103])/SQRT([.B104]*[.B104]+[.$E104]*[.$E104])" office:value-type="float" office:value="0.355620995928139" calcext:value-type="float">
            <text:p>0.36</text:p>
          </table:table-cell>
          <table:table-cell table:style-name="ce22" table:formula="of:=([.C103]-[.$E103])/SQRT([.C104]*[.C104]+[.$E104]*[.$E104])" office:value-type="float" office:value="0.833323013948184" calcext:value-type="float">
            <text:p>0.83</text:p>
          </table:table-cell>
          <table:table-cell table:style-name="ce24" table:formula="of:=([.D103]-[.$E103])/SQRT([.D104]*[.D104]+[.$E104]*[.$E104])" office:value-type="float" office:value="0.469603139921071" calcext:value-type="float">
            <text:p>0.47</text:p>
          </table:table-cell>
          <table:table-cell table:style-name="ce24" table:formula="of:=([.E103]-[.$E103])/SQRT([.E104]*[.E104]+[.$E104]*[.$E104])" office:value-type="float" office:value="0" calcext:value-type="float">
            <text:p>0.00</text:p>
          </table:table-cell>
          <table:table-cell table:style-name="ce27" table:formula="of:=([.F103]-[.$E103])/SQRT([.F104]*[.F104]+[.$E104]*[.$E104])" office:value-type="float" office:value="1.57357258596684" calcext:value-type="float">
            <text:p>1.57</text:p>
          </table:table-cell>
          <table:table-cell table:style-name="ce24" table:formula="of:=([.G103]-[.$E103])/SQRT([.G104]*[.G104]+[.$E104]*[.$E104])" office:value-type="float" office:value="0.0518764454270323" calcext:value-type="float">
            <text:p>0.05</text:p>
          </table:table-cell>
          <table:table-cell table:style-name="ce31" table:formula="of:=([.H103]-[.$E103])/SQRT([.H104]*[.H104]+[.$E104]*[.$E104])" office:value-type="float" office:value="3.8208194312755" calcext:value-type="float">
            <text:p>3.82</text:p>
          </table:table-cell>
          <table:table-cell table:style-name="ce36" table:formula="of:=([.I103]-[.$E103])/SQRT([.I104]*[.I104]+[.$E104]*[.$E104])" office:value-type="float" office:value="0.355620995928139" calcext:value-type="float">
            <text:p>0.36</text:p>
          </table:table-cell>
          <table:table-cell table:style-name="ce22" table:formula="of:=([.J103]-[.$E103])/SQRT([.J104]*[.J104]+[.$E104]*[.$E104])" office:value-type="float" office:value="1.44390269985681" calcext:value-type="float">
            <text:p>1.44</text:p>
          </table:table-cell>
          <table:table-cell table:style-name="ce27" table:formula="of:=([.K103]-[.$E103])/SQRT([.K104]*[.K104]+[.$E104]*[.$E104])" office:value-type="float" office:value="4.21600290179423" calcext:value-type="float">
            <text:p>4.22</text:p>
          </table:table-cell>
          <table:table-cell table:style-name="ce36" table:formula="of:=([.L103]-[.$E103])/SQRT([.L104]*[.L104]+[.$E104]*[.$E104])" office:value-type="float" office:value="0.469603139921071" calcext:value-type="float">
            <text:p>0.47</text:p>
          </table:table-cell>
          <table:table-cell table:style-name="ce38" table:formula="of:=([.M103]-[.$E103])/SQRT([.M104]*[.M104]+[.$E104]*[.$E104])" office:value-type="float" office:value="0.940690119014233" calcext:value-type="float">
            <text:p>0.94</text:p>
          </table:table-cell>
        </table:table-row>
        <table:table-row table:style-name="ro1">
          <table:table-cell/>
          <table:table-cell table:style-name="ce18" table:formula="of:=([.B103]-[.$H103])/SQRT([.B104]*[.B104]+[.$H104]*[.$H104])" office:value-type="float" office:value="-4.10206925573142" calcext:value-type="float">
            <text:p>-4.10</text:p>
          </table:table-cell>
          <table:table-cell table:style-name="ce23" table:formula="of:=([.C103]-[.$H103])/SQRT([.C104]*[.C104]+[.$H104]*[.$H104])" office:value-type="float" office:value="-2.44655797468764" calcext:value-type="float">
            <text:p>-2.45</text:p>
          </table:table-cell>
          <table:table-cell table:style-name="ce23" table:formula="of:=([.D103]-[.$H103])/SQRT([.D104]*[.D104]+[.$H104]*[.$H104])" office:value-type="float" office:value="-3.21799061743203" calcext:value-type="float">
            <text:p>-3.22</text:p>
          </table:table-cell>
          <table:table-cell table:style-name="ce25" table:formula="of:=([.E103]-[.$H103])/SQRT([.E104]*[.E104]+[.$H104]*[.$H104])" office:value-type="float" office:value="-3.8208194312755" calcext:value-type="float">
            <text:p>-3.82</text:p>
          </table:table-cell>
          <table:table-cell table:style-name="ce23" table:formula="of:=([.F103]-[.$H103])/SQRT([.F104]*[.F104]+[.$H104]*[.$H104])" office:value-type="float" office:value="-1.96034586376337" calcext:value-type="float">
            <text:p>-1.96</text:p>
          </table:table-cell>
          <table:table-cell table:style-name="ce23" table:formula="of:=([.G103]-[.$H103])/SQRT([.G104]*[.G104]+[.$H104]*[.$H104])" office:value-type="float" office:value="-3.44985453296067" calcext:value-type="float">
            <text:p>-3.45</text:p>
          </table:table-cell>
          <table:table-cell table:style-name="ce32" table:formula="of:=([.H103]-[.$H103])/SQRT([.H104]*[.H104]+[.$H104]*[.$H104])" office:value-type="float" office:value="0" calcext:value-type="float">
            <text:p>0.00</text:p>
          </table:table-cell>
          <table:table-cell table:style-name="ce25" table:formula="of:=([.I103]-[.$H103])/SQRT([.I104]*[.I104]+[.$H104]*[.$H104])" office:value-type="float" office:value="-4.10206925573142" calcext:value-type="float">
            <text:p>-4.10</text:p>
          </table:table-cell>
          <table:table-cell table:style-name="ce23" table:formula="of:=([.J103]-[.$H103])/SQRT([.J104]*[.J104]+[.$H104]*[.$H104])" office:value-type="float" office:value="-2.5417001891568" calcext:value-type="float">
            <text:p>-2.54</text:p>
          </table:table-cell>
          <table:table-cell table:style-name="ce37" table:formula="of:=([.K103]-[.$H103])/SQRT([.K104]*[.K104]+[.$H104]*[.$H104])" office:value-type="float" office:value="-0.0569094773623719" calcext:value-type="float">
            <text:p>-0.06</text:p>
          </table:table-cell>
          <table:table-cell table:style-name="ce23" table:formula="of:=([.L103]-[.$H103])/SQRT([.L104]*[.L104]+[.$H104]*[.$H104])" office:value-type="float" office:value="-3.21799061743203" calcext:value-type="float">
            <text:p>-3.22</text:p>
          </table:table-cell>
          <table:table-cell table:style-name="ce39" table:formula="of:=([.M103]-[.$H103])/SQRT([.M104]*[.M104]+[.$H104]*[.$H104])" office:value-type="float" office:value="-3.07569336807214" calcext:value-type="float">
            <text:p>-3.08</text:p>
          </table:table-cell>
        </table:table-row>
      </table:table>
      <table:table table:name="MaxAbs" table:style-name="ta1">
        <table:table-column table:style-name="co2" table:default-cell-style-name="Default"/>
        <table:table-column table:style-name="co2" table:number-columns-repeated="6" table:default-cell-style-name="ce1"/>
        <table:table-column table:style-name="co1" table:default-cell-style-name="ce1"/>
        <table:table-row table:style-name="ro1">
          <table:table-cell/>
          <table:table-cell table:number-columns-repeated="6" table:style-name="Default" office:value-type="string" calcext:value-type="string">
            <text:p>MaxAbs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eS1P1</text:p>
          </table:table-cell>
          <table:table-cell table:style-name="Default" office:value-type="string" calcext:value-type="string">
            <text:p>eS1P2</text:p>
          </table:table-cell>
          <table:table-cell table:style-name="Default" office:value-type="string" calcext:value-type="string">
            <text:p>eS2P1</text:p>
          </table:table-cell>
          <table:table-cell table:style-name="Default" office:value-type="string" calcext:value-type="string">
            <text:p>eS2P2</text:p>
          </table:table-cell>
          <table:table-cell table:style-name="Default" office:value-type="string" calcext:value-type="string">
            <text:p>dS1P2</text:p>
          </table:table-cell>
          <table:table-cell table:style-name="Default" office:value-type="string" calcext:value-type="string">
            <text:p>dS2P2</text:p>
          </table:table-cell>
          <table:table-cell table:style-name="Default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451" calcext:value-type="float">
            <text:p>0.4510</text:p>
          </table:table-cell>
          <table:table-cell office:value-type="float" office:value="0.0787" calcext:value-type="float">
            <text:p>0.0787</text:p>
          </table:table-cell>
          <table:table-cell/>
        </table:table-row>
        <table:table-row table:style-name="ro1">
          <table:table-cell/>
          <table:table-cell office:value-type="float" office:value="0.0423" calcext:value-type="float">
            <text:p>0.042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0959" calcext:value-type="float">
            <text:p>0.0959</text:p>
          </table:table-cell>
          <table:table-cell/>
        </table:table-row>
        <table:table-row table:style-name="ro1">
          <table:table-cell/>
          <table:table-cell office:value-type="float" office:value="0.1126" calcext:value-type="float">
            <text:p>0.1126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65" calcext:value-type="float">
            <text:p>0.0650</text:p>
          </table:table-cell>
          <table:table-cell/>
        </table:table-row>
        <table:table-row table:style-name="ro1">
          <table:table-cell/>
          <table:table-cell office:value-type="float" office:value="0.1286" calcext:value-type="float">
            <text:p>0.1286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402" calcext:value-type="float">
            <text:p>0.4020</text:p>
          </table:table-cell>
          <table:table-cell office:value-type="float" office:value="0.0106" calcext:value-type="float">
            <text:p>0.0106</text:p>
          </table:table-cell>
          <table:table-cell/>
        </table:table-row>
        <table:table-row table:style-name="ro1">
          <table:table-cell/>
          <table:table-cell office:value-type="float" office:value="0.1127" calcext:value-type="float">
            <text:p>0.1127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023" calcext:value-type="float">
            <text:p>0.0230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/>
          <table:table-cell office:value-type="float" office:value="0.1221" calcext:value-type="float">
            <text:p>0.122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123" calcext:value-type="float">
            <text:p>0.0123</text:p>
          </table:table-cell>
          <table:table-cell/>
        </table:table-row>
        <table:table-row table:style-name="ro1">
          <table:table-cell/>
          <table:table-cell office:value-type="float" office:value="0.1114" calcext:value-type="float">
            <text:p>0.1114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316" calcext:value-type="float">
            <text:p>0.3160</text:p>
          </table:table-cell>
          <table:table-cell office:value-type="float" office:value="0.2399" calcext:value-type="float">
            <text:p>0.2399</text:p>
          </table:table-cell>
          <table:table-cell/>
        </table:table-row>
        <table:table-row table:style-name="ro1">
          <table:table-cell/>
          <table:table-cell office:value-type="float" office:value="0.1044" calcext:value-type="float">
            <text:p>0.1044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1897" calcext:value-type="float">
            <text:p>0.1897</text:p>
          </table:table-cell>
          <table:table-cell/>
        </table:table-row>
        <table:table-row table:style-name="ro1">
          <table:table-cell/>
          <table:table-cell office:value-type="float" office:value="0.1135" calcext:value-type="float">
            <text:p>0.113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192" calcext:value-type="float">
            <text:p>0.0192</text:p>
          </table:table-cell>
          <table:table-cell/>
        </table:table-row>
        <table:table-row table:style-name="ro1">
          <table:table-cell/>
          <table:table-cell office:value-type="float" office:value="0.1215" calcext:value-type="float">
            <text:p>0.121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112" calcext:value-type="float">
            <text:p>0.1120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/>
          <table:table-cell office:value-type="float" office:value="0.1547" calcext:value-type="float">
            <text:p>0.1547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202" calcext:value-type="float">
            <text:p>0.2020</text:p>
          </table:table-cell>
          <table:table-cell/>
        </table:table-row>
        <table:table-row table:style-name="ro1">
          <table:table-cell/>
          <table:table-cell office:value-type="float" office:value="0.1243" calcext:value-type="float">
            <text:p>0.1243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1333" calcext:value-type="float">
            <text:p>0.1333</text:p>
          </table:table-cell>
          <table:table-cell/>
        </table:table-row>
        <table:table-row table:style-name="ro1">
          <table:table-cell/>
          <table:table-cell office:value-type="float" office:value="0.1932" calcext:value-type="float">
            <text:p>0.19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318" calcext:value-type="float">
            <text:p>0.3180</text:p>
          </table:table-cell>
          <table:table-cell/>
        </table:table-row>
        <table:table-row table:style-name="ro1">
          <table:table-cell/>
          <table:table-cell office:value-type="float" office:value="0.1844" calcext:value-type="float">
            <text:p>0.1844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167" calcext:value-type="float">
            <text:p>0.3167</text:p>
          </table:table-cell>
          <table:table-cell/>
        </table:table-row>
        <table:table-row table:style-name="ro1">
          <table:table-cell/>
          <table:table-cell office:value-type="float" office:value="0.116" calcext:value-type="float">
            <text:p>0.1160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09" calcext:value-type="float">
            <text:p>0.209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/>
          <table:table-cell office:value-type="float" office:value="0.0772" calcext:value-type="float">
            <text:p>0.077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51" calcext:value-type="float">
            <text:p>0.1510</text:p>
          </table:table-cell>
          <table:table-cell/>
        </table:table-row>
        <table:table-row table:style-name="ro1">
          <table:table-cell/>
          <table:table-cell office:value-type="float" office:value="0.1263" calcext:value-type="float">
            <text:p>0.1263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1709" calcext:value-type="float">
            <text:p>0.1709</text:p>
          </table:table-cell>
          <table:table-cell/>
        </table:table-row>
        <table:table-row table:style-name="ro1">
          <table:table-cell/>
          <table:table-cell office:value-type="float" office:value="0.1109" calcext:value-type="float">
            <text:p>0.1109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252" calcext:value-type="float">
            <text:p>0.0252</text:p>
          </table:table-cell>
          <table:table-cell/>
        </table:table-row>
        <table:table-row table:style-name="ro1">
          <table:table-cell/>
          <table:table-cell office:value-type="float" office:value="0.1334" calcext:value-type="float">
            <text:p>0.1334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161" calcext:value-type="float">
            <text:p>0.1610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0551" calcext:value-type="float">
            <text:p>0.0551</text:p>
          </table:table-cell>
          <table:table-cell/>
        </table:table-row>
        <table:table-row table:style-name="ro1">
          <table:table-cell/>
          <table:table-cell office:value-type="float" office:value="0.1739" calcext:value-type="float">
            <text:p>0.1739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906" calcext:value-type="float">
            <text:p>0.2906</text:p>
          </table:table-cell>
          <table:table-cell/>
        </table:table-row>
        <table:table-row table:style-name="ro1">
          <table:table-cell/>
          <table:table-cell office:value-type="float" office:value="0.154" calcext:value-type="float">
            <text:p>0.154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0261" calcext:value-type="float">
            <text:p>0.0261</text:p>
          </table:table-cell>
          <table:table-cell/>
        </table:table-row>
        <table:table-row table:style-name="ro1">
          <table:table-cell/>
          <table:table-cell office:value-type="float" office:value="0.0694" calcext:value-type="float">
            <text:p>0.0694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0165" calcext:value-type="float">
            <text:p>0.0165</text:p>
          </table:table-cell>
          <table:table-cell/>
        </table:table-row>
        <table:table-row table:style-name="ro1">
          <table:table-cell/>
          <table:table-cell office:value-type="float" office:value="0.0674" calcext:value-type="float">
            <text:p>0.06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1166" calcext:value-type="float">
            <text:p>0.1166</text:p>
          </table:table-cell>
          <table:table-cell/>
        </table:table-row>
        <table:table-row table:style-name="ro1">
          <table:table-cell/>
          <table:table-cell office:value-type="float" office:value="0.1423" calcext:value-type="float">
            <text:p>0.1423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2782" calcext:value-type="float">
            <text:p>0.2782</text:p>
          </table:table-cell>
          <table:table-cell/>
        </table:table-row>
        <table:table-row table:style-name="ro1">
          <table:table-cell/>
          <table:table-cell office:value-type="float" office:value="0.1325" calcext:value-type="float">
            <text:p>0.1325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2011" calcext:value-type="float">
            <text:p>0.2011</text:p>
          </table:table-cell>
          <table:table-cell/>
        </table:table-row>
        <table:table-row table:style-name="ro1">
          <table:table-cell/>
          <table:table-cell office:value-type="float" office:value="0.0454" calcext:value-type="float">
            <text:p>0.045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655" calcext:value-type="float">
            <text:p>0.0655</text:p>
          </table:table-cell>
          <table:table-cell/>
        </table:table-row>
        <table:table-row table:style-name="ro1">
          <table:table-cell/>
          <table:table-cell office:value-type="float" office:value="0.1021" calcext:value-type="float">
            <text:p>0.1021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024" calcext:value-type="float">
            <text:p>0.0240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339" calcext:value-type="float">
            <text:p>0.0339</text:p>
          </table:table-cell>
          <table:table-cell/>
        </table:table-row>
        <table:table-row table:style-name="ro1">
          <table:table-cell/>
          <table:table-cell office:value-type="float" office:value="0.1327" calcext:value-type="float">
            <text:p>0.1327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/>
          <table:table-cell office:value-type="float" office:value="0.0455" calcext:value-type="float">
            <text:p>0.045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743" calcext:value-type="float">
            <text:p>0.0743</text:p>
          </table:table-cell>
          <table:table-cell/>
        </table:table-row>
        <table:table-row table:style-name="ro1">
          <table:table-cell/>
          <table:table-cell office:value-type="float" office:value="0.18" calcext:value-type="float">
            <text:p>0.1800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155" calcext:value-type="float">
            <text:p>0.3155</text:p>
          </table:table-cell>
          <table:table-cell/>
        </table:table-row>
        <table:table-row table:style-name="ro1">
          <table:table-cell/>
          <table:table-cell office:value-type="float" office:value="0.1319" calcext:value-type="float">
            <text:p>0.131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/>
          <table:table-cell office:value-type="float" office:value="0.0653" calcext:value-type="float">
            <text:p>0.0653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61" calcext:value-type="float">
            <text:p>0.0610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0567" calcext:value-type="float">
            <text:p>0.0567</text:p>
          </table:table-cell>
          <table:table-cell/>
        </table:table-row>
        <table:table-row table:style-name="ro1">
          <table:table-cell/>
          <table:table-cell office:value-type="float" office:value="0.1275" calcext:value-type="float">
            <text:p>0.1275</text:p>
          </table:table-cell>
          <table:table-cell office:value-type="float" office:value="0.36" calcext:value-type="float">
            <text:p>0.3600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127" calcext:value-type="float">
            <text:p>0.0127</text:p>
          </table:table-cell>
          <table:table-cell/>
        </table:table-row>
        <table:table-row table:style-name="ro1">
          <table:table-cell/>
          <table:table-cell office:value-type="float" office:value="0.1343" calcext:value-type="float">
            <text:p>0.1343</text:p>
          </table:table-cell>
          <table:table-cell office:value-type="float" office:value="0.4733" calcext:value-type="float">
            <text:p>0.4733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0574" calcext:value-type="float">
            <text:p>0.0574</text:p>
          </table:table-cell>
          <table:table-cell/>
        </table:table-row>
        <table:table-row table:style-name="ro1">
          <table:table-cell/>
          <table:table-cell office:value-type="float" office:value="0.1532" calcext:value-type="float">
            <text:p>0.1532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18" calcext:value-type="float">
            <text:p>0.0180</text:p>
          </table:table-cell>
          <table:table-cell/>
        </table:table-row>
        <table:table-row table:style-name="ro1">
          <table:table-cell/>
          <table:table-cell office:value-type="float" office:value="0.0694" calcext:value-type="float">
            <text:p>0.0694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521" calcext:value-type="float">
            <text:p>0.0521</text:p>
          </table:table-cell>
          <table:table-cell/>
        </table:table-row>
        <table:table-row table:style-name="ro1">
          <table:table-cell/>
          <table:table-cell office:value-type="float" office:value="0.1252" calcext:value-type="float">
            <text:p>0.1252</text:p>
          </table:table-cell>
          <table:table-cell office:value-type="float" office:value="0.433" calcext:value-type="float">
            <text:p>0.4330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0399" calcext:value-type="float">
            <text:p>0.0399</text:p>
          </table:table-cell>
          <table:table-cell/>
        </table:table-row>
        <table:table-row table:style-name="ro1">
          <table:table-cell/>
          <table:table-cell office:value-type="float" office:value="0.1299" calcext:value-type="float">
            <text:p>0.1299</text:p>
          </table:table-cell>
          <table:table-cell office:value-type="float" office:value="0.183" calcext:value-type="float">
            <text:p>0.1830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05" calcext:value-type="float">
            <text:p>0.0050</text:p>
          </table:table-cell>
          <table:table-cell/>
        </table:table-row>
        <table:table-row table:style-name="ro1">
          <table:table-cell/>
          <table:table-cell office:value-type="float" office:value="0.1027" calcext:value-type="float">
            <text:p>0.1027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0329" calcext:value-type="float">
            <text:p>0.0329</text:p>
          </table:table-cell>
          <table:table-cell/>
        </table:table-row>
        <table:table-row table:style-name="ro1">
          <table:table-cell/>
          <table:table-cell office:value-type="float" office:value="0.1214" calcext:value-type="float">
            <text:p>0.1214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1335" calcext:value-type="float">
            <text:p>0.1335</text:p>
          </table:table-cell>
          <table:table-cell/>
        </table:table-row>
        <table:table-row table:style-name="ro1">
          <table:table-cell/>
          <table:table-cell office:value-type="float" office:value="0.0562" calcext:value-type="float">
            <text:p>0.0562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253" calcext:value-type="float">
            <text:p>0.2530</text:p>
          </table:table-cell>
          <table:table-cell office:value-type="float" office:value="0.1641" calcext:value-type="float">
            <text:p>0.1641</text:p>
          </table:table-cell>
          <table:table-cell/>
        </table:table-row>
        <table:table-row table:style-name="ro1">
          <table:table-cell/>
          <table:table-cell office:value-type="float" office:value="0.1041" calcext:value-type="float">
            <text:p>0.1041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288" calcext:value-type="float">
            <text:p>0.0288</text:p>
          </table:table-cell>
          <table:table-cell/>
        </table:table-row>
        <table:table-row table:style-name="ro1">
          <table:table-cell/>
          <table:table-cell office:value-type="float" office:value="0.0719" calcext:value-type="float">
            <text:p>0.0719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1793" calcext:value-type="float">
            <text:p>0.1793</text:p>
          </table:table-cell>
          <table:table-cell/>
        </table:table-row>
        <table:table-row table:style-name="ro1">
          <table:table-cell/>
          <table:table-cell office:value-type="float" office:value="0.0847" calcext:value-type="float">
            <text:p>0.0847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313" calcext:value-type="float">
            <text:p>0.3130</text:p>
          </table:table-cell>
          <table:table-cell office:value-type="float" office:value="0.0758" calcext:value-type="float">
            <text:p>0.0758</text:p>
          </table:table-cell>
          <table:table-cell/>
        </table:table-row>
        <table:table-row table:style-name="ro1">
          <table:table-cell/>
          <table:table-cell office:value-type="float" office:value="0.0501" calcext:value-type="float">
            <text:p>0.0501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1206" calcext:value-type="float">
            <text:p>0.1206</text:p>
          </table:table-cell>
          <table:table-cell/>
        </table:table-row>
        <table:table-row table:style-name="ro1">
          <table:table-cell/>
          <table:table-cell office:value-type="float" office:value="0.0709" calcext:value-type="float">
            <text:p>0.0709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1996" calcext:value-type="float">
            <text:p>0.1996</text:p>
          </table:table-cell>
          <table:table-cell/>
        </table:table-row>
        <table:table-row table:style-name="ro1">
          <table:table-cell/>
          <table:table-cell office:value-type="float" office:value="0.044" calcext:value-type="float">
            <text:p>0.0440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693" calcext:value-type="float">
            <text:p>0.0693</text:p>
          </table:table-cell>
          <table:table-cell/>
        </table:table-row>
        <table:table-row table:style-name="ro1">
          <table:table-cell/>
          <table:table-cell office:value-type="float" office:value="0.1623" calcext:value-type="float">
            <text:p>0.1623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52" calcext:value-type="float">
            <text:p>0.5200</text:p>
          </table:table-cell>
          <table:table-cell office:value-type="float" office:value="0.0814" calcext:value-type="float">
            <text:p>0.0814</text:p>
          </table:table-cell>
          <table:table-cell/>
        </table:table-row>
        <table:table-row table:style-name="ro1">
          <table:table-cell/>
          <table:table-cell office:value-type="float" office:value="0.0493" calcext:value-type="float">
            <text:p>0.049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1368" calcext:value-type="float">
            <text:p>0.1368</text:p>
          </table:table-cell>
          <table:table-cell/>
        </table:table-row>
        <table:table-row table:style-name="ro1">
          <table:table-cell/>
          <table:table-cell office:value-type="float" office:value="0.0818" calcext:value-type="float">
            <text:p>0.0818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0966" calcext:value-type="float">
            <text:p>0.0966</text:p>
          </table:table-cell>
          <table:table-cell/>
        </table:table-row>
        <table:table-row table:style-name="ro1">
          <table:table-cell/>
          <table:table-cell office:value-type="float" office:value="0.1088" calcext:value-type="float">
            <text:p>0.1088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0222" calcext:value-type="float">
            <text:p>0.0222</text:p>
          </table:table-cell>
          <table:table-cell/>
        </table:table-row>
        <table:table-row table:style-name="ro1">
          <table:table-cell/>
          <table:table-cell office:value-type="float" office:value="0.0944" calcext:value-type="float">
            <text:p>0.0944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042" calcext:value-type="float">
            <text:p>0.0420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039" calcext:value-type="float">
            <text:p>0.0390</text:p>
          </table:table-cell>
          <table:table-cell/>
        </table:table-row>
        <table:table-row table:style-name="ro1">
          <table:table-cell/>
          <table:table-cell office:value-type="float" office:value="0.1094" calcext:value-type="float">
            <text:p>0.1094</text:p>
          </table:table-cell>
          <table:table-cell office:value-type="float" office:value="0.3494" calcext:value-type="float">
            <text:p>0.3494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409" calcext:value-type="float">
            <text:p>0.4090</text:p>
          </table:table-cell>
          <table:table-cell office:value-type="float" office:value="0.0549" calcext:value-type="float">
            <text:p>0.0549</text:p>
          </table:table-cell>
          <table:table-cell/>
        </table:table-row>
        <table:table-row table:style-name="ro1">
          <table:table-cell/>
          <table:table-cell office:value-type="float" office:value="0.0909" calcext:value-type="float">
            <text:p>0.090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083" calcext:value-type="float">
            <text:p>0.0830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0321" calcext:value-type="float">
            <text:p>0.0321</text:p>
          </table:table-cell>
          <table:table-cell/>
        </table:table-row>
        <table:table-row table:style-name="ro1">
          <table:table-cell/>
          <table:table-cell office:value-type="float" office:value="0.1171" calcext:value-type="float">
            <text:p>0.1171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117" calcext:value-type="float">
            <text:p>0.0117</text:p>
          </table:table-cell>
          <table:table-cell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407" calcext:value-type="float">
            <text:p>0.4070</text:p>
          </table:table-cell>
          <table:table-cell office:value-type="float" office:value="0.0219" calcext:value-type="float">
            <text:p>0.0219</text:p>
          </table:table-cell>
          <table:table-cell/>
        </table:table-row>
        <table:table-row table:style-name="ro1">
          <table:table-cell/>
          <table:table-cell office:value-type="float" office:value="0.1106" calcext:value-type="float">
            <text:p>0.1106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0143" calcext:value-type="float">
            <text:p>0.0143</text:p>
          </table:table-cell>
          <table:table-cell/>
        </table:table-row>
        <table:table-row table:style-name="ro1">
          <table:table-cell/>
          <table:table-cell office:value-type="float" office:value="0.0476" calcext:value-type="float">
            <text:p>0.047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95" calcext:value-type="float">
            <text:p>0.1950</text:p>
          </table:table-cell>
          <table:table-cell office:value-type="float" office:value="0.0898" calcext:value-type="float">
            <text:p>0.0898</text:p>
          </table:table-cell>
          <table:table-cell/>
        </table:table-row>
        <table:table-row table:style-name="ro1">
          <table:table-cell/>
          <table:table-cell office:value-type="float" office:value="0.0679" calcext:value-type="float">
            <text:p>0.067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1938" calcext:value-type="float">
            <text:p>0.1938</text:p>
          </table:table-cell>
          <table:table-cell/>
        </table:table-row>
        <table:table-row table:style-name="ro1">
          <table:table-cell/>
          <table:table-cell office:value-type="float" office:value="0.035" calcext:value-type="float">
            <text:p>0.0350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143" calcext:value-type="float">
            <text:p>0.143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839" calcext:value-type="float">
            <text:p>0.0839</text:p>
          </table:table-cell>
          <table:table-cell/>
        </table:table-row>
        <table:table-row table:style-name="ro1">
          <table:table-cell/>
          <table:table-cell office:value-type="float" office:value="0.1083" calcext:value-type="float">
            <text:p>0.1083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0243" calcext:value-type="float">
            <text:p>0.0243</text:p>
          </table:table-cell>
          <table:table-cell/>
        </table:table-row>
        <table:table-row table:style-name="ro1">
          <table:table-cell/>
          <table:table-cell office:value-type="float" office:value="0.1327" calcext:value-type="float">
            <text:p>0.1327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/>
          <table:table-cell office:value-type="float" office:value="0.1126" calcext:value-type="float">
            <text:p>0.1126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559" calcext:value-type="float">
            <text:p>0.0559</text:p>
          </table:table-cell>
          <table:table-cell/>
        </table:table-row>
        <table:table-row table:style-name="ro1">
          <table:table-cell/>
          <table:table-cell office:value-type="float" office:value="0.1268" calcext:value-type="float">
            <text:p>0.1268</text:p>
          </table:table-cell>
          <table:table-cell office:value-type="float" office:value="0.348" calcext:value-type="float">
            <text:p>0.3480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0505" calcext:value-type="float">
            <text:p>0.0505</text:p>
          </table:table-cell>
          <table:table-cell/>
        </table:table-row>
        <table:table-row table:style-name="ro1">
          <table:table-cell/>
          <table:table-cell office:value-type="float" office:value="0.183" calcext:value-type="float">
            <text:p>0.183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838" calcext:value-type="float">
            <text:p>0.0838</text:p>
          </table:table-cell>
          <table:table-cell/>
        </table:table-row>
        <table:table-row table:style-name="ro1">
          <table:table-cell/>
          <table:table-cell office:value-type="float" office:value="0.0437" calcext:value-type="float">
            <text:p>0.04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1" calcext:value-type="float">
            <text:p>0.1000</text:p>
          </table:table-cell>
          <table:table-cell/>
        </table:table-row>
        <table:table-row table:style-name="ro1">
          <table:table-cell/>
          <table:table-cell office:value-type="float" office:value="0.1142" calcext:value-type="float">
            <text:p>0.1142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2153" calcext:value-type="float">
            <text:p>0.2153</text:p>
          </table:table-cell>
          <table:table-cell/>
        </table:table-row>
        <table:table-row table:style-name="ro1">
          <table:table-cell/>
          <table:table-cell office:value-type="float" office:value="0.1165" calcext:value-type="float">
            <text:p>0.1165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013" calcext:value-type="float">
            <text:p>0.013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0055" calcext:value-type="float">
            <text:p>0.0055</text:p>
          </table:table-cell>
          <table:table-cell/>
        </table:table-row>
        <table:table-row table:style-name="ro1">
          <table:table-cell/>
          <table:table-cell office:value-type="float" office:value="0.0926" calcext:value-type="float">
            <text:p>0.0926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04" calcext:value-type="float">
            <text:p>0.2040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401" calcext:value-type="float">
            <text:p>0.0401</text:p>
          </table:table-cell>
          <table:table-cell/>
        </table:table-row>
        <table:table-row table:style-name="ro1">
          <table:table-cell/>
          <table:table-cell office:value-type="float" office:value="0.1267" calcext:value-type="float">
            <text:p>0.1267</text:p>
          </table:table-cell>
          <table:table-cell office:value-type="float" office:value="0.306" calcext:value-type="float">
            <text:p>0.3060</text:p>
          </table:table-cell>
          <table:table-cell office:value-type="float" office:value="0.231" calcext:value-type="float">
            <text:p>0.2310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/>
          <table:table-cell office:value-type="float" office:value="0.1114" calcext:value-type="float">
            <text:p>0.1114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0212" calcext:value-type="float">
            <text:p>0.0212</text:p>
          </table:table-cell>
          <table:table-cell/>
        </table:table-row>
        <table:table-row table:style-name="ro1">
          <table:table-cell/>
          <table:table-cell office:value-type="float" office:value="0.2015" calcext:value-type="float">
            <text:p>0.2015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319" calcext:value-type="float">
            <text:p>0.3319</text:p>
          </table:table-cell>
          <table:table-cell/>
        </table:table-row>
        <table:table-row table:style-name="ro1">
          <table:table-cell/>
          <table:table-cell office:value-type="float" office:value="0.0421" calcext:value-type="float">
            <text:p>0.042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645" calcext:value-type="float">
            <text:p>0.0645</text:p>
          </table:table-cell>
          <table:table-cell/>
        </table:table-row>
        <table:table-row table:style-name="ro1">
          <table:table-cell/>
          <table:table-cell office:value-type="float" office:value="0.1238" calcext:value-type="float">
            <text:p>0.1238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0498" calcext:value-type="float">
            <text:p>0.0498</text:p>
          </table:table-cell>
          <table:table-cell/>
        </table:table-row>
        <table:table-row table:style-name="ro1">
          <table:table-cell/>
          <table:table-cell office:value-type="float" office:value="0.1368" calcext:value-type="float">
            <text:p>0.1368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0808" calcext:value-type="float">
            <text:p>0.0808</text:p>
          </table:table-cell>
          <table:table-cell/>
        </table:table-row>
        <table:table-row table:style-name="ro1">
          <table:table-cell/>
          <table:table-cell office:value-type="float" office:value="0.2182" calcext:value-type="float">
            <text:p>0.2182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107" calcext:value-type="float">
            <text:p>0.1070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3501" calcext:value-type="float">
            <text:p>0.3501</text:p>
          </table:table-cell>
          <table:table-cell/>
        </table:table-row>
        <table:table-row table:style-name="ro1">
          <table:table-cell/>
          <table:table-cell office:value-type="float" office:value="0.1676" calcext:value-type="float">
            <text:p>0.1676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3034" calcext:value-type="float">
            <text:p>0.3034</text:p>
          </table:table-cell>
          <table:table-cell/>
        </table:table-row>
        <table:table-row table:style-name="ro1">
          <table:table-cell/>
          <table:table-cell office:value-type="float" office:value="0.0705" calcext:value-type="float">
            <text:p>0.0705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1018" calcext:value-type="float">
            <text:p>0.1018</text:p>
          </table:table-cell>
          <table:table-cell/>
        </table:table-row>
        <table:table-row table:style-name="ro1">
          <table:table-cell/>
          <table:table-cell office:value-type="float" office:value="0.0692" calcext:value-type="float">
            <text:p>0.0692</text:p>
          </table:table-cell>
          <table:table-cell office:value-type="float" office:value="0.221" calcext:value-type="float">
            <text:p>0.2210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0967" calcext:value-type="float">
            <text:p>0.0967</text:p>
          </table:table-cell>
          <table:table-cell/>
        </table:table-row>
        <table:table-row table:style-name="ro1">
          <table:table-cell/>
          <table:table-cell office:value-type="float" office:value="0.1034" calcext:value-type="float">
            <text:p>0.1034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413" calcext:value-type="float">
            <text:p>0.4130</text:p>
          </table:table-cell>
          <table:table-cell office:value-type="float" office:value="0.027" calcext:value-type="float">
            <text:p>0.0270</text:p>
          </table:table-cell>
          <table:table-cell/>
        </table:table-row>
        <table:table-row table:style-name="ro1">
          <table:table-cell/>
          <table:table-cell office:value-type="float" office:value="0.0432" calcext:value-type="float">
            <text:p>0.0432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1322" calcext:value-type="float">
            <text:p>0.1322</text:p>
          </table:table-cell>
          <table:table-cell/>
        </table:table-row>
        <table:table-row table:style-name="ro1">
          <table:table-cell/>
          <table:table-cell office:value-type="float" office:value="0.121" calcext:value-type="float">
            <text:p>0.1210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0382" calcext:value-type="float">
            <text:p>0.0382</text:p>
          </table:table-cell>
          <table:table-cell/>
        </table:table-row>
        <table:table-row table:style-name="ro1">
          <table:table-cell/>
          <table:table-cell office:value-type="float" office:value="0.1143" calcext:value-type="float">
            <text:p>0.1143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216" calcext:value-type="float">
            <text:p>0.0216</text:p>
          </table:table-cell>
          <table:table-cell/>
        </table:table-row>
        <table:table-row table:style-name="ro1">
          <table:table-cell/>
          <table:table-cell office:value-type="float" office:value="0.0934" calcext:value-type="float">
            <text:p>0.0934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042" calcext:value-type="float">
            <text:p>0.0420</text:p>
          </table:table-cell>
          <table:table-cell/>
        </table:table-row>
        <table:table-row table:style-name="ro1">
          <table:table-cell/>
          <table:table-cell office:value-type="float" office:value="0.1106" calcext:value-type="float">
            <text:p>0.1106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2025" calcext:value-type="float">
            <text:p>0.2025</text:p>
          </table:table-cell>
          <table:table-cell/>
        </table:table-row>
        <table:table-row table:style-name="ro1">
          <table:table-cell/>
          <table:table-cell office:value-type="float" office:value="0.0541" calcext:value-type="float">
            <text:p>0.054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89" calcext:value-type="float">
            <text:p>0.0890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0893" calcext:value-type="float">
            <text:p>0.0893</text:p>
          </table:table-cell>
          <table:table-cell/>
        </table:table-row>
        <table:table-row table:style-name="ro1">
          <table:table-cell/>
          <table:table-cell office:value-type="float" office:value="0.0559" calcext:value-type="float">
            <text:p>0.0559</text:p>
          </table:table-cell>
          <table:table-cell office:value-type="float" office:value="0.058" calcext:value-type="float">
            <text:p>0.0580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0449" calcext:value-type="float">
            <text:p>0.0449</text:p>
          </table:table-cell>
          <table:table-cell/>
        </table:table-row>
        <table:table-row table:style-name="ro1">
          <table:table-cell/>
          <table:table-cell office:value-type="float" office:value="0.1072" calcext:value-type="float">
            <text:p>0.1072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0213" calcext:value-type="float">
            <text:p>0.0213</text:p>
          </table:table-cell>
          <table:table-cell/>
        </table:table-row>
        <table:table-row table:style-name="ro1">
          <table:table-cell/>
          <table:table-cell office:value-type="float" office:value="0.1189" calcext:value-type="float">
            <text:p>0.1189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/>
          <table:table-cell office:value-type="float" office:value="0.1309" calcext:value-type="float">
            <text:p>0.130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0191" calcext:value-type="float">
            <text:p>0.0191</text:p>
          </table:table-cell>
          <table:table-cell/>
        </table:table-row>
        <table:table-row table:style-name="ro1">
          <table:table-cell/>
          <table:table-cell office:value-type="float" office:value="0.1873" calcext:value-type="float">
            <text:p>0.1873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0676" calcext:value-type="float">
            <text:p>0.0676</text:p>
          </table:table-cell>
          <table:table-cell/>
        </table:table-row>
        <table:table-row table:style-name="ro1">
          <table:table-cell/>
          <table:table-cell office:value-type="float" office:value="0.1024" calcext:value-type="float">
            <text:p>0.1024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3851" calcext:value-type="float">
            <text:p>0.3851</text:p>
          </table:table-cell>
          <table:table-cell office:value-type="float" office:value="0.0574" calcext:value-type="float">
            <text:p>0.0574</text:p>
          </table:table-cell>
          <table:table-cell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046" calcext:value-type="float">
            <text:p>0.0460</text:p>
          </table:table-cell>
          <table:table-cell/>
        </table:table-row>
        <table:table-row table:style-name="ro1">
          <table:table-cell/>
          <table:table-cell office:value-type="float" office:value="0.044" calcext:value-type="float">
            <text:p>0.0440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1177" calcext:value-type="float">
            <text:p>0.1177</text:p>
          </table:table-cell>
          <table:table-cell/>
        </table:table-row>
        <table:table-row table:style-name="ro1">
          <table:table-cell/>
          <table:table-cell office:value-type="float" office:value="0.0439" calcext:value-type="float">
            <text:p>0.0439</text:p>
          </table:table-cell>
          <table:table-cell office:value-type="float" office:value="0.084" calcext:value-type="float">
            <text:p>0.0840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21" calcext:value-type="float">
            <text:p>0.0210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1376" calcext:value-type="float">
            <text:p>0.1376</text:p>
          </table:table-cell>
          <table:table-cell/>
        </table:table-row>
        <table:table-row table:style-name="ro1">
          <table:table-cell/>
          <table:table-cell office:value-type="float" office:value="0.0586" calcext:value-type="float">
            <text:p>0.058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1619" calcext:value-type="float">
            <text:p>0.1619</text:p>
          </table:table-cell>
          <table:table-cell/>
        </table:table-row>
        <table:table-row table:style-name="ro1">
          <table:table-cell/>
          <table:table-cell office:value-type="float" office:value="0.1419" calcext:value-type="float">
            <text:p>0.1419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06" calcext:value-type="float">
            <text:p>0.0060</text:p>
          </table:table-cell>
          <table:table-cell/>
        </table:table-row>
        <table:table-row table:style-name="ro1">
          <table:table-cell/>
          <table:table-cell office:value-type="float" office:value="0.0853" calcext:value-type="float">
            <text:p>0.0853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27" calcext:value-type="float">
            <text:p>0.2700</text:p>
          </table:table-cell>
          <table:table-cell office:value-type="float" office:value="0.0493" calcext:value-type="float">
            <text:p>0.0493</text:p>
          </table:table-cell>
          <table:table-cell/>
        </table:table-row>
        <table:table-row table:style-name="ro1">
          <table:table-cell/>
          <table:table-cell office:value-type="float" office:value="0.1122" calcext:value-type="float">
            <text:p>0.1122</text:p>
          </table:table-cell>
          <table:table-cell office:value-type="float" office:value="0.397" calcext:value-type="float">
            <text:p>0.3970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3:.B102])" office:value-type="float" office:value="0.106773" calcext:value-type="float">
            <text:p>0.1068</text:p>
          </table:table-cell>
          <table:table-cell table:style-name="ce3" table:formula="of:=AVERAGE([.C3:.C102])" office:value-type="float" office:value="0.228488" calcext:value-type="float">
            <text:p>0.2285</text:p>
          </table:table-cell>
          <table:table-cell table:style-name="ce3" table:formula="of:=AVERAGE([.D3:.D102])" office:value-type="float" office:value="0.153469" calcext:value-type="float">
            <text:p>0.1535</text:p>
          </table:table-cell>
          <table:table-cell table:style-name="ce2" table:formula="of:=AVERAGE([.E3:.E102])" office:value-type="float" office:value="0.073036" calcext:value-type="float">
            <text:p>0.0730</text:p>
          </table:table-cell>
          <table:table-cell table:style-name="ce3" table:formula="of:=AVERAGE([.F3:.F102])" office:value-type="float" office:value="0.309055" calcext:value-type="float">
            <text:p>0.3091</text:p>
          </table:table-cell>
          <table:table-cell table:style-name="ce2" table:formula="of:=AVERAGE([.G3:.G102])" office:value-type="float" office:value="0.089216" calcext:value-type="float">
            <text:p>0.0892</text:p>
          </table:table-cell>
          <table:table-cell/>
        </table:table-row>
        <table:table-row table:style-name="ro1">
          <table:table-cell office:value-type="string" calcext:value-type="string">
            <text:p>stdv</text:p>
          </table:table-cell>
          <table:table-cell table:style-name="ce3" table:formula="of:=STDEV([.B3:.B102])" office:value-type="float" office:value="0.0405734073605913" calcext:value-type="float">
            <text:p>0.0406</text:p>
          </table:table-cell>
          <table:table-cell table:style-name="ce3" table:formula="of:=STDEV([.C3:.C102])" office:value-type="float" office:value="0.128932534452729" calcext:value-type="float">
            <text:p>0.1289</text:p>
          </table:table-cell>
          <table:table-cell table:style-name="ce3" table:formula="of:=STDEV([.D3:.D102])" office:value-type="float" office:value="0.0738761503798722" calcext:value-type="float">
            <text:p>0.0739</text:p>
          </table:table-cell>
          <table:table-cell table:style-name="ce2" table:formula="of:=STDEV([.E3:.E102])" office:value-type="float" office:value="0.0657736868574986" calcext:value-type="float">
            <text:p>0.0658</text:p>
          </table:table-cell>
          <table:table-cell table:style-name="ce3" table:formula="of:=STDEV([.F3:.F102])" office:value-type="float" office:value="0.104060342221388" calcext:value-type="float">
            <text:p>0.1041</text:p>
          </table:table-cell>
          <table:table-cell table:style-name="ce2" table:formula="of:=STDEV([.G3:.G102])" office:value-type="float" office:value="0.0890421483672681" calcext:value-type="float">
            <text:p>0.0890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ce3" table:formula="of:=MIN([.B3:.B102])" office:value-type="float" office:value="0.035" calcext:value-type="float">
            <text:p>0.0350</text:p>
          </table:table-cell>
          <table:table-cell table:style-name="ce3" table:formula="of:=MIN([.C3:.C102])" office:value-type="float" office:value="0.0367" calcext:value-type="float">
            <text:p>0.0367</text:p>
          </table:table-cell>
          <table:table-cell table:style-name="ce3" table:formula="of:=MIN([.D3:.D102])" office:value-type="float" office:value="0.0007" calcext:value-type="float">
            <text:p>0.0007</text:p>
          </table:table-cell>
          <table:table-cell table:style-name="ce3" table:formula="of:=MIN([.E3:.E102])" office:value-type="float" office:value="0.0012" calcext:value-type="float">
            <text:p>0.0012</text:p>
          </table:table-cell>
          <table:table-cell table:style-name="ce3" table:formula="of:=MIN([.F3:.F102])" office:value-type="float" office:value="0.1172" calcext:value-type="float">
            <text:p>0.1172</text:p>
          </table:table-cell>
          <table:table-cell table:style-name="ce3" table:formula="of:=MIN([.G3:.G102])"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ce3" table:formula="of:=MAX([.B3:.B102])" office:value-type="float" office:value="0.2182" calcext:value-type="float">
            <text:p>0.2182</text:p>
          </table:table-cell>
          <table:table-cell table:style-name="ce3" table:formula="of:=MAX([.C3:.C102])" office:value-type="float" office:value="0.4934" calcext:value-type="float">
            <text:p>0.4934</text:p>
          </table:table-cell>
          <table:table-cell table:style-name="ce3" table:formula="of:=MAX([.D3:.D102])" office:value-type="float" office:value="0.2956" calcext:value-type="float">
            <text:p>0.2956</text:p>
          </table:table-cell>
          <table:table-cell table:style-name="ce2" table:formula="of:=MAX([.E3:.E102])" office:value-type="float" office:value="0.2621" calcext:value-type="float">
            <text:p>0.2621</text:p>
          </table:table-cell>
          <table:table-cell table:style-name="ce3" table:formula="of:=MAX([.F3:.F102])" office:value-type="float" office:value="0.52" calcext:value-type="float">
            <text:p>0.5200</text:p>
          </table:table-cell>
          <table:table-cell table:style-name="ce3" table:formula="of:=MAX([.G3:.G102])" office:value-type="float" office:value="0.3501" calcext:value-type="float">
            <text:p>0.3501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NOVA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table:formula="of:=(0.1096+0.1601)/2" office:value-type="float" office:value="0.13485" calcext:value-type="float">
            <text:p>0.1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style-name="ce1" office:value-type="float" office:value="0.0774" calcext:value-type="float">
            <text:p>0.0774</text:p>
          </table:table-cell>
          <table:table-cell table:style-name="ce1" table:formula="of:=(0.041+0.0499)/2" office:value-type="float" office:value="0.04545" calcext:value-type="float">
            <text:p>0.045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1" table:formula="of:=AVERAGE([.C6:.D7])" office:value-type="float" office:value="0.08005" calcext:value-type="float">
            <text:p>0.080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style-name="ce4" table:formula="of:=[.C6]-[.$C$12]" office:value-type="float" office:value="-0.01755" calcext:value-type="float">
            <text:p>-0.0176</text:p>
          </table:table-cell>
          <table:table-cell table:style-name="ce7" table:formula="of:=[.D6]-[.$C$12]" office:value-type="float" office:value="0.0548" calcext:value-type="float">
            <text:p>0.0548</text:p>
          </table:table-cell>
          <table:table-cell table:style-name="ce10" table:formula="of:=AVERAGE([.C16:.D16])" office:value-type="float" office:value="0.018625" calcext:value-type="float">
            <text:p>0.018625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style-name="ce5" table:formula="of:=[.C7]-[.$C$12]" office:value-type="float" office:value="-0.00265" calcext:value-type="float">
            <text:p>-0.0027</text:p>
          </table:table-cell>
          <table:table-cell table:style-name="ce8" table:formula="of:=[.D7]-[.$C$12]" office:value-type="float" office:value="-0.0346" calcext:value-type="float">
            <text:p>-0.0346</text:p>
          </table:table-cell>
          <table:table-cell table:style-name="ce9" table:formula="of:=AVERAGE([.C17:.D17])" office:value-type="float" office:value="-0.018625" calcext:value-type="float">
            <text:p>-0.018625</text:p>
          </table:table-cell>
        </table:table-row>
        <table:table-row table:style-name="ro1">
          <table:table-cell table:number-columns-repeated="2"/>
          <table:table-cell table:style-name="ce6" table:formula="of:=AVERAGE([.C16:.C17])" office:value-type="float" office:value="-0.0101" calcext:value-type="float">
            <text:p>-0.0101</text:p>
          </table:table-cell>
          <table:table-cell table:style-name="ce9" table:formula="of:=AVERAGE([.D16:.D17])" office:value-type="float" office:value="0.0101" calcext:value-type="float">
            <text:p>0.0101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[.C16]-([.C18]+[.E16])" office:value-type="float" office:value="-0.026075" calcext:value-type="float">
            <text:p>-0.026075</text:p>
          </table:table-cell>
          <table:table-cell table:formula="of:=[.D16]-([.D18]+[.E16])" office:value-type="float" office:value="0.026075" calcext:value-type="float">
            <text:p>0.026075</text:p>
          </table:table-cell>
          <table:table-cell/>
        </table:table-row>
        <table:table-row table:style-name="ro1">
          <table:table-cell table:number-columns-repeated="2"/>
          <table:table-cell table:formula="of:=[.C17]-([.C18]+[.E17])" office:value-type="float" office:value="0.026075" calcext:value-type="float">
            <text:p>0.026075</text:p>
          </table:table-cell>
          <table:table-cell table:formula="of:=[.D17]-([.D18]+[.E17])" office:value-type="float" office:value="-0.026075" calcext:value-type="float">
            <text:p>-0.026075</text:p>
          </table:table-cell>
          <table:table-cell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eS2P2</text:p>
          </table:table-cell>
          <table:table-cell table:style-name="ce1" office:value-type="string" calcext:value-type="string">
            <text:p>dS2P2</text:p>
          </table:table-cell>
          <table:table-cell table:style-name="ce1" office:value-type="string" calcext:value-type="string">
            <text:p>eS1P1</text:p>
          </table:table-cell>
          <table:table-cell table:style-name="ce1" office:value-type="string" calcext:value-type="string">
            <text:p>eS2P1</text:p>
          </table:table-cell>
          <table:table-cell table:style-name="ce1" office:value-type="string" calcext:value-type="string">
            <text:p>eS1P2</text:p>
          </table:table-cell>
          <table:table-cell table:style-name="ce1" office:value-type="string" calcext:value-type="string">
            <text:p>dS1P2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" office:value-type="float" office:value="0.041" calcext:value-type="float">
            <text:p>0.0410</text:p>
          </table:table-cell>
          <table:table-cell table:style-name="ce1" office:value-type="float" office:value="0.0499" calcext:value-type="float">
            <text:p>0.0499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0.0774" calcext:value-type="float">
            <text:p>0.0774</text:p>
          </table:table-cell>
          <table:table-cell table:style-name="ce1" office:value-type="float" office:value="0.1096" calcext:value-type="float">
            <text:p>0.1096</text:p>
          </table:table-cell>
          <table:table-cell table:style-name="ce1" office:value-type="float" office:value="0.1601" calcext:value-type="float">
            <text:p>0.1601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1" table:formula="of:=([.C5]-[.$C$5])/SQRT([.C6]*[.C6]+[.$C$6]*[.$C$6])" office:value-type="float" office:value="0" calcext:value-type="float">
            <text:p>0.000</text:p>
          </table:table-cell>
          <table:table-cell table:style-name="ce11" table:formula="of:=([.D5]-[.$C$5])/SQRT([.D6]*[.D6]+[.$C$6]*[.$C$6])" office:value-type="float" office:value="0.177922442718778" calcext:value-type="float">
            <text:p>0.178</text:p>
          </table:table-cell>
          <table:table-cell table:style-name="ce11" table:formula="of:=([.E5]-[.$C$5])/SQRT([.E6]*[.E6]+[.$C$6]*[.$C$6])" office:value-type="float" office:value="0.614624478275265" calcext:value-type="float">
            <text:p>0.615</text:p>
          </table:table-cell>
          <table:table-cell table:style-name="ce11" table:formula="of:=([.F5]-[.$C$5])/SQRT([.F6]*[.F6]+[.$C$6]*[.$C$6])" office:value-type="float" office:value="0.762138640840764" calcext:value-type="float">
            <text:p>0.762</text:p>
          </table:table-cell>
          <table:table-cell table:style-name="ce11" table:formula="of:=([.G5]-[.$C$5])/SQRT([.G6]*[.G6]+[.$C$6]*[.$C$6])" office:value-type="float" office:value="1.0474893994963" calcext:value-type="float">
            <text:p>1.047</text:p>
          </table:table-cell>
          <table:table-cell table:style-name="ce11" table:formula="of:=([.H5]-[.$C$5])/SQRT([.H6]*[.H6]+[.$C$6]*[.$C$6])" office:value-type="float" office:value="2.14443922393765" calcext:value-type="float">
            <text:p>2.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22:49:50.65144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06T22:50:25.172570040</dc:date>
    <dc:creator>ben wise</dc:creator>
    <meta:editing-duration>PT1H50M45S</meta:editing-duration>
    <meta:editing-cycles>17</meta:editing-cycles>
    <meta:document-statistic meta:table-count="4" meta:cell-count="2079" meta:object-count="0"/>
  </office:meta>
</office:document-meta>
</file>